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1d2cb" officeooo:paragraph-rsid="0011d2cb" style:font-size-asian="12.25pt" style:font-size-complex="14pt"/>
    </style:style>
    <style:style style:name="P2" style:family="paragraph" style:parent-style-name="Standard">
      <style:text-properties fo:font-size="14pt" officeooo:rsid="00122d16" officeooo:paragraph-rsid="00122d16" style:font-size-asian="12.25pt" style:font-size-complex="14pt"/>
    </style:style>
    <style:style style:name="P3" style:family="paragraph" style:parent-style-name="Standard">
      <style:text-properties fo:font-size="14pt" officeooo:rsid="001d8c07" officeooo:paragraph-rsid="001d8c07" style:font-size-asian="12.25pt" style:font-size-complex="14pt"/>
    </style:style>
    <style:style style:name="P4" style:family="paragraph" style:parent-style-name="Standard">
      <style:text-properties fo:font-size="13pt" fo:font-style="italic" officeooo:rsid="0011d2cb" officeooo:paragraph-rsid="0011d2cb" style:font-size-asian="13pt" style:font-style-asian="italic" style:font-size-complex="13pt" style:font-style-complex="italic"/>
    </style:style>
    <style:style style:name="P5" style:family="paragraph" style:parent-style-name="Standard">
      <style:text-properties fo:font-size="13pt" fo:font-style="italic" officeooo:rsid="0011d2cb" officeooo:paragraph-rsid="00122d16" style:font-size-asian="13pt" style:font-style-asian="italic" style:font-size-complex="13pt" style:font-style-complex="italic"/>
    </style:style>
    <style:style style:name="P6" style:family="paragraph" style:parent-style-name="Standard">
      <style:text-properties fo:font-size="13pt" fo:font-style="italic" officeooo:rsid="00122d16" officeooo:paragraph-rsid="00122d16" style:font-size-asian="13pt" style:font-style-asian="italic" style:font-size-complex="13pt" style:font-style-complex="italic"/>
    </style:style>
    <style:style style:name="P7" style:family="paragraph" style:parent-style-name="Standard">
      <style:text-properties fo:font-size="13pt" fo:font-style="italic" officeooo:rsid="00165310" officeooo:paragraph-rsid="00165310" style:font-size-asian="13pt" style:font-style-asian="italic" style:font-size-complex="13pt" style:font-style-complex="italic"/>
    </style:style>
    <style:style style:name="P8" style:family="paragraph" style:parent-style-name="Standard">
      <style:text-properties fo:font-size="13pt" fo:font-style="italic" officeooo:rsid="00175502" officeooo:paragraph-rsid="00175502" style:font-size-asian="13pt" style:font-style-asian="italic" style:font-size-complex="13pt" style:font-style-complex="italic"/>
    </style:style>
    <style:style style:name="P9" style:family="paragraph" style:parent-style-name="Standard">
      <style:text-properties fo:font-size="13pt" fo:font-style="italic" officeooo:rsid="001ad069" officeooo:paragraph-rsid="001ad069" style:font-size-asian="13pt" style:font-style-asian="italic" style:font-size-complex="13pt" style:font-style-complex="italic"/>
    </style:style>
    <style:style style:name="P10" style:family="paragraph" style:parent-style-name="Standard">
      <style:text-properties fo:font-size="13pt" fo:font-style="italic" officeooo:rsid="001b01fc" officeooo:paragraph-rsid="001b01fc" style:font-size-asian="13pt" style:font-style-asian="italic" style:font-size-complex="13pt" style:font-style-complex="italic"/>
    </style:style>
    <style:style style:name="P11" style:family="paragraph" style:parent-style-name="Standard">
      <style:text-properties fo:font-size="13pt" fo:font-style="italic" officeooo:rsid="001ca77c" officeooo:paragraph-rsid="001ca77c" style:font-size-asian="13pt" style:font-style-asian="italic" style:font-size-complex="13pt" style:font-style-complex="italic"/>
    </style:style>
    <style:style style:name="P12" style:family="paragraph" style:parent-style-name="Standard">
      <style:text-properties fo:font-size="13pt" fo:font-style="italic" officeooo:rsid="001d8c07" officeooo:paragraph-rsid="001d8c07" style:font-size-asian="13pt" style:font-style-asian="italic" style:font-size-complex="13pt" style:font-style-complex="italic"/>
    </style:style>
    <style:style style:name="P13" style:family="paragraph" style:parent-style-name="Standard">
      <style:text-properties fo:font-size="13pt" fo:font-style="italic" officeooo:rsid="001dbdb7" officeooo:paragraph-rsid="001dbdb7" style:font-size-asian="13pt" style:font-style-asian="italic" style:font-size-complex="13pt" style:font-style-complex="italic"/>
    </style:style>
    <style:style style:name="P14" style:family="paragraph" style:parent-style-name="Standard">
      <style:text-properties fo:font-size="13pt" officeooo:rsid="0011d2cb" officeooo:paragraph-rsid="0011d2cb" style:font-size-asian="13pt" style:font-size-complex="13pt"/>
    </style:style>
    <style:style style:name="P15" style:family="paragraph" style:parent-style-name="Standard">
      <style:text-properties fo:font-size="13pt" officeooo:rsid="0011d2cb" officeooo:paragraph-rsid="00122d16" style:font-size-asian="13pt" style:font-size-complex="13pt"/>
    </style:style>
    <style:style style:name="P16" style:family="paragraph" style:parent-style-name="Standard">
      <style:text-properties fo:font-size="13pt" officeooo:rsid="00122d16" officeooo:paragraph-rsid="00122d16" style:font-size-asian="13pt" style:font-size-complex="13pt"/>
    </style:style>
    <style:style style:name="P17" style:family="paragraph" style:parent-style-name="Standard">
      <style:text-properties fo:font-size="13pt" officeooo:rsid="00122d16" officeooo:paragraph-rsid="00165310" style:font-size-asian="13pt" style:font-size-complex="13pt"/>
    </style:style>
    <style:style style:name="P18" style:family="paragraph" style:parent-style-name="Standard">
      <style:text-properties fo:font-size="13pt" officeooo:rsid="00175502" officeooo:paragraph-rsid="00175502" style:font-size-asian="13pt" style:font-size-complex="13pt"/>
    </style:style>
    <style:style style:name="P19" style:family="paragraph" style:parent-style-name="Standard">
      <style:text-properties fo:font-size="13pt" officeooo:rsid="001762f3" officeooo:paragraph-rsid="001762f3" style:font-size-asian="13pt" style:font-size-complex="13pt"/>
    </style:style>
    <style:style style:name="P20" style:family="paragraph" style:parent-style-name="Standard">
      <style:text-properties fo:font-size="13pt" officeooo:rsid="0017cb4e" officeooo:paragraph-rsid="0017cb4e" style:font-size-asian="13pt" style:font-size-complex="13pt"/>
    </style:style>
    <style:style style:name="P21" style:family="paragraph" style:parent-style-name="Standard">
      <style:text-properties fo:font-size="13pt" officeooo:rsid="00199826" officeooo:paragraph-rsid="00199826" style:font-size-asian="13pt" style:font-size-complex="13pt"/>
    </style:style>
    <style:style style:name="P22" style:family="paragraph" style:parent-style-name="Standard">
      <style:text-properties fo:font-size="13pt" officeooo:rsid="001ad069" officeooo:paragraph-rsid="001ad069" style:font-size-asian="13pt" style:font-size-complex="13pt"/>
    </style:style>
    <style:style style:name="P23" style:family="paragraph" style:parent-style-name="Standard">
      <style:text-properties fo:font-size="13pt" officeooo:rsid="001b01fc" officeooo:paragraph-rsid="001b01fc" style:font-size-asian="13pt" style:font-size-complex="13pt"/>
    </style:style>
    <style:style style:name="P24" style:family="paragraph" style:parent-style-name="Standard">
      <style:text-properties fo:font-size="13pt" officeooo:rsid="001ca77c" officeooo:paragraph-rsid="001ca77c" style:font-size-asian="13pt" style:font-size-complex="13pt"/>
    </style:style>
    <style:style style:name="P25" style:family="paragraph" style:parent-style-name="Standard">
      <style:text-properties fo:font-size="13pt" officeooo:rsid="001d7d55" officeooo:paragraph-rsid="001d7d55" style:font-size-asian="13pt" style:font-size-complex="13pt"/>
    </style:style>
    <style:style style:name="P26" style:family="paragraph" style:parent-style-name="Standard">
      <style:text-properties fo:font-size="13pt" officeooo:rsid="001d8c07" officeooo:paragraph-rsid="001d8c07" style:font-size-asian="13pt" style:font-size-complex="13pt"/>
    </style:style>
    <style:style style:name="P27" style:family="paragraph" style:parent-style-name="Standard">
      <style:text-properties fo:font-size="13pt" officeooo:rsid="001dbdb7" officeooo:paragraph-rsid="001dbdb7" style:font-size-asian="13pt" style:font-size-complex="13pt"/>
    </style:style>
    <style:style style:name="P28" style:family="paragraph" style:parent-style-name="Standard">
      <style:text-properties fo:font-size="13pt" officeooo:rsid="001e0872" officeooo:paragraph-rsid="001e0872" style:font-size-asian="13pt" style:font-size-complex="13pt"/>
    </style:style>
    <style:style style:name="T1" style:family="text">
      <style:text-properties officeooo:rsid="00122d16"/>
    </style:style>
    <style:style style:name="T2" style:family="text">
      <style:text-properties officeooo:rsid="001420c1"/>
    </style:style>
    <style:style style:name="T3" style:family="text">
      <style:text-properties officeooo:rsid="00175502"/>
    </style:style>
    <style:style style:name="T4" style:family="text">
      <style:text-properties officeooo:rsid="001ad06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d7d55"/>
    </style:style>
    <style:style style:name="T7" style:family="text">
      <style:text-properties officeooo:rsid="001d8c07"/>
    </style:style>
    <style:style style:name="T8" style:family="text">
      <style:text-properties officeooo:rsid="001dbd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лайд 1</text:p>
      <text:p text:style-name="P14">Всем добрый день, меня зовут Степан Захаров и я представляю вашему вниманию доклад на тему: Изучение физических характеристик прототипа GEM детектора для лазерного поляриметра коллайдера ВЭПП-4М, который был выполнен под руководством Ивана Борисовича Николаева и Льва Исаевича Шехтмана. </text:p>
      <text:p text:style-name="P4">Слайд 2 </text:p>
      <text:p text:style-name="P14">Комплекс ВЭПП-4М – КЕДР имеет несколько систем измерения энергии использующих в своей работе различные физические принципы. Нас будет интересовать система измерения энергии методом резонансной деполяризации, а точнее устройство, которое непосредственно измеряет поляризацию пучков электронов и позитронов – лазерный поляриметр. Почему именно он? </text:p>
      <text:p text:style-name="P4">Слайд 3 </text:p>
      <text:p text:style-name="P15">Экспериментальна программа детектора КЕДР предполагает прецизионное <text:s/>измерение масс и лептонных ширин ипсилон-резонанса. Для <text:span text:style-name="T1">измерения энергии пучков </text:span>будет использоваться метод РД, обладающий на данный момент самой высокой точностью <text:span text:style-name="T1">измерений. В связи с этим необходима модернизация лазерного поляриметра и создание специально для него координатного детектора фотонов построенного с использованием газовых электронных умножителей.</text:span></text:p>
      <text:p text:style-name="P5"><text:span text:style-name="T1">Слайд 4 </text:span></text:p>
      <text:p text:style-name="P15"><text:span text:style-name="T1">Мы в своей работе поставили перед собой цель: исследовать физические характеристики создаваемого прототипа для определения возможности его использования в системе лазерного поляриметра. </text:span></text:p>
      <text:p text:style-name="P6">Слайд 5</text:p>
      <text:p text:style-name="P16">Основными задачами было: понимание принципов работы ГЭУ и ключевых характеристик, определяющих корректное функционирование детектирующей системы, создание прототипа и исследование его физических характеристик (со слайда). </text:p>
      <text:p text:style-name="P6">Слайд 6</text:p>
      <text:p text:style-name="P17">Итак, что же такое GEM, <text:span text:style-name="T2">для чего он нужен </text:span>и как работают детекторы на его основе? <text:span text:style-name="T2">Газовый электронный умножитель представляет собой каптоновую пленку, покрытую с двух сторон слоями меди. В этой структуре вытравливаются отверстия размером 50 мкм. </text:span></text:p>
      <text:p text:style-name="P7">Слайд 7</text:p>
      <text:p text:style-name="P17"><text:span text:style-name="T2">Если приложить к электродам напряжение порядка сотен вольт, то поле в отверстиях будет достаточным для образования электронных лавин. При попадании ионизирующих частиц в отверстие, они будет ускоряться и создавать электронную лавину, суммарный заряд в которой в несколько сотен раз больше первичного заряда. Это и есть процесс газового умножения. Если теперь рассмотреть простейший координатны детектор с использованием GEM, то его схема будет выглядеть вот так: между катодом и анодами поместим GEM. Первичная ионизация будет образовываться в дрейфовом промежутке и двигаться к GEMу. В нём будут образовываться электронные лавины. Далее заряд инжектируется в индукционный промежуток и регистрируется анодами. </text:span></text:p>
      <text:p text:style-name="P7">Слайд <text:span text:style-name="T3">8</text:span></text:p>
      <text:p text:style-name="P18">Для регистрации координат комптоновских фотонов нашей группой был создан детектор, который включает плату со считывающей структурой, над которой расположены три GEMa. По периферии к главной плате присоединяются 10 считывающих плат с front-end электроникой. </text:p>
      <text:p text:style-name="P8"><text:soft-page-break/>Слайд 9</text:p>
      <text:p text:style-name="P19">Система сбора данных состоит из 10 идентичных узлов, которые передают отцифрованную информацию каждая со 128 каналов на главную плату, а она – на компьютер. При срабатывании триггера детектора сигнал со всех каналов начинает вычитываться с шагом по времени 125 нс и так 100 раз. </text:p>
      <text:p text:style-name="P20"><text:span text:style-name="T5">Слайд 10</text:span> </text:p>
      <text:p text:style-name="P21">Итак, перейдем к непосредственно к исследованию физических характеристик детектора. </text:p>
      <text:p text:style-name="P21"><text:span text:style-name="T5">Слайд 11</text:span><text:line-break/>Для того чтобы измерить уровень шумов, триггер детектора был установлен в режим автозапуска и проводилась запись сигнала со всех каналов одной платы. После этого <text:span text:style-name="T4">строилось распределение по уровню заряда, которое аппроксимировалось гауссовой функцией. Сигма распределения есть уровень шумов. Как показали эксперименты, он составляет 5700e, а временной дрейф данного значения около 1 процента за 4 часа работы. </text:span></text:p>
      <text:p text:style-name="P9">Слайд 12</text:p>
      <text:p text:style-name="P22">Возможное объяснение этому – нагрев ПЛИС и front-end чипов платы во время работы, как можно видеть на термофотографии.</text:p>
      <text:p text:style-name="P9">Слайд 13 </text:p>
      <text:p text:style-name="P22">Перейдем к такому параметру, как коэффициент усиления. Наш детектор работает в пропорциональном режиме, поэтому количество зарегистрированного заряда пропорционально количеству первичной ионизации. Коэффициент пропорциональности между этими величинами и является коэффициентом усиления.</text:p>
      <text:p text:style-name="P23">Как же его измерить? </text:p>
      <text:p text:style-name="P23"><text:span text:style-name="T5">Слайд 14</text:span> </text:p>
      <text:p text:style-name="P23">Для этого необходим радиоактивный источник. Мы использовали бета изотоп стронций 90, энергия электронов которого 2.2 мэв. По формуле наиболее вероятных потерь энергии можем определить количество первичной ионизации в дрейфовом промежутке. Если теперь набрать статистику по зарегистрированному заряду от каждой частицы (заряду кластера) и определить наиболее вероятное значение, то можно определить коэффициент усиления. </text:p>
      <text:p text:style-name="P10">Слайд 15</text:p>
      <text:p text:style-name="P24">Стоит обратить внимание на то, что регистрируется заряд не одного канала, а группы близлежащих. После строилось распределение по заряду кластера и аппроксимировалось функцией Ландау. </text:p>
      <text:p text:style-name="P24"><text:span text:style-name="T5">Слайд 16</text:span> <text:line-break/>Итак, на графике представлены результаты измерения зависимости коэффициента усиления от напряжения. Видно, что для большинства точек наблюдается экспоненциальный тренд, что характерно для GEM, а наибольший коэффициент усиления 52000 достигнут при напряжении на GEM чуть больше 380 В. <text:span text:style-name="T6">Системы детектора работают корректно. </text:span></text:p>
      <text:p text:style-name="P11">Слайд 17</text:p>
      <text:p text:style-name="P25">Теперь поговорим об измерении эффективности регистрации. Для этого использована классическая схема, состоящая из исследуемого детектора и двух дополнительных детекторов. В качестве источника ионизации использован выведенный пучок ускорителя ВЭПП-4М. Эффективность регистрации исследуемого детектора можно определить <text:span text:style-name="T7">вот так (на слайде). Но есть проблема: чувствительная область </text:span><text:soft-page-break/><text:span text:style-name="T7">исследуемого детектора меньше размеров пучка. Поэтому необходимо учитывать геометрический фактор. </text:span></text:p>
      <text:p text:style-name="P12">Слайд 18 </text:p>
      <text:p text:style-name="P26">Это делается так: находим все треки, которые попали в центральную область детектора для поляриметра. Теперь выделяем их в двух дополнительных детекторах. Определяем размеры центральной части пучка. Из всего набора треков выбираем события, которые попадают в него, а после те, которые попали ещё и в поляриметр. Отношения этих чисел есть эффективность регистрации. </text:p>
      <text:p text:style-name="P26"><text:span text:style-name="T5">Слайд 19</text:span><text:line-break/>Важным результатом для GEM детекторов является зависимость эффективности от коэффициента усиления, которая представлена на данном графике. Видно, что выполаживание наступает при К &gt; 40000, а ниже уже начинают влиять шумы электроники. Но для поляриметра это не является критичным. </text:p>
      <text:p text:style-name="P12">Слайд 20</text:p>
      <text:p text:style-name="P26">Последним параметром, который мы исследовали, был<text:span text:style-name="T8">о пространственное разрешение. Измерение похоже на предыдущее. Только тут сначала по координатам в первых двух детекторах восстанавливался трек частицы и экстраполировался в детектор для поляриметра. Разница между измереной и экстраполированной координатой дает пространственное разрешение, которое можно вычислить как сигму из апроксимации распределения по этой (на слайде) величине гауссовой функцией.</text:span></text:p>
      <text:p text:style-name="P27"><text:span text:style-name="T5">Слайд 21</text:span><text:line-break/>Отбор событий проходил аналогично эксперименту с эффективностью, только при измерении пространственного разрешения отбирались треки, лежащие в узком конусе в центре пятна. <text:s/>Т.к. размер считывающих площадок 2х1 мм, то и пространственное разрешение нужно определять по двум координатам независимо. </text:p>
      <text:p text:style-name="P13">Слайд 22 </text:p>
      <text:p text:style-name="P27">Для пространственного разрешения измеренное значение составило 440 микрон, что меньше, чем 2 мм на корень из 12. Это вызвано использованием метода центра тяжести при определении координаты частицы. </text:p>
      <text:p text:style-name="P13">Слайд 23</text:p>
      <text:p text:style-name="P27">Результаты по вертикали тоже лучше, чем предсказание. Значит метод центра тяжести корректно работает в данной схеме. Пространственное разрешение по вертикали составило 250 микрон, что вполне достаточно для измерения эффекта асимметрии комптоновского рассеяния лазерным поляриметром. </text:p>
      <text:p text:style-name="P27">Слайд 24</text:p>
      <text:p text:style-name="P28">В заключении напомню главные результаты работы: </text:p>
      <text:p text:style-name="P28">Мы работаем над вводом в эксплуатацию прототипа координатного детектора для лазерного поляриметра на основе GEM.<text:line-break/>В ходе работы были определены следующие физические характеристики детектора, которые показывают, что он может быть применен в составе установки &lt;&lt;Лазерный поляриметр&gt;&gt;.</text:p>
      <text:p text:style-name="P28">Слайд 25 <text:line-break/>Спасибо, я готов ответить на ваши вопросы.</text:p>
      <text:p text:style-name="P16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4:06:18.847923308</meta:creation-date>
    <dc:date>2019-06-16T02:06:01.515784707</dc:date>
    <meta:editing-duration>PT4H43M3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47" meta:word-count="1009" meta:character-count="7732" meta:non-whitespace-character-count="6733"/>
  </office:meta>
</office:document-meta>
</file>